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1b5efa" officeooo:paragraph-rsid="001cc29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c10d3" officeooo:paragraph-rsid="001c10d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985ae" officeooo:paragraph-rsid="002985a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c10d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rsid="001c10d3" officeooo:paragraph-rsid="001cc29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1c10d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1cc290" officeooo:paragraph-rsid="001cc29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1c10d3" officeooo:paragraph-rsid="001c10d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paragraph-rsid="001c10d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paragraph-rsid="0031b9da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officeooo:rsid="0031b9da" officeooo:paragraph-rsid="0031b9d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2985ae" officeooo:paragraph-rsid="002985a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10d3" style:font-weight-asian="normal" style:font-weight-complex="normal"/>
    </style:style>
    <style:style style:name="T4" style:family="text">
      <style:text-properties fo:font-weight="normal" officeooo:rsid="0031b9da" style:font-weight-asian="normal" style:font-weight-complex="normal"/>
    </style:style>
    <style:style style:name="T5" style:family="text">
      <style:text-properties officeooo:rsid="001a12c2"/>
    </style:style>
    <style:style style:name="T6" style:family="text">
      <style:text-properties officeooo:rsid="001c10d3"/>
    </style:style>
    <style:style style:name="T7" style:family="text">
      <style:text-properties officeooo:rsid="001cc290"/>
    </style:style>
    <style:style style:name="T8" style:family="text">
      <style:text-properties officeooo:rsid="0031b9da"/>
    </style:style>
    <style:style style:name="T9" style:family="text">
      <style:text-properties officeooo:rsid="00323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OCAL:</text:span><text:span text:style-name="T2"> </text:span><text:span text:style-name="T3">Tributos → Dados do contribuinte → Dados cadastrados → </text:span><text:span text:style-name="T4">Na Aba </text:span><text:span text:style-name="T3">Documentos </text:span></text:p>
      <text:p text:style-name="P4"/>
      <text:p text:style-name="P4"><text:span text:style-name="T1">VERSÃO:</text:span> <text:span text:style-name="T9">1</text:span><text:span text:style-name="T5">.0.0</text:span></text:p>
      <text:p text:style-name="P4"/>
      <text:p text:style-name="P6">PRÉ-CONDIÇÕES:</text:p>
      <text:p text:style-name="P4">• <text:span text:style-name="T6">Ter acessado o sistema tributos </text:span></text:p>
      <text:p text:style-name="P10">• <text:span text:style-name="T8">Ter um CPF valido</text:span></text:p>
      <text:p text:style-name="P10">• <text:span text:style-name="T8">Ter permissão para realizar o cadastro</text:span></text:p>
      <text:p text:style-name="P10"/>
      <text:p text:style-name="P4"/>
      <text:p text:style-name="P6">PASSOS PARA REPRODUÇÃO DO ERRO:</text:p>
      <text:p text:style-name="P4">1) <text:span text:style-name="T6">Ter acessado o sistema tributos.</text:span></text:p>
      <text:p text:style-name="P11">2) Abri o caminho especificado. </text:p>
      <text:p text:style-name="P5"><text:span text:style-name="T8">3</text:span>) preencher o campo do CPF com <text:span text:style-name="T7">um </text:span><text:span text:style-name="T8">valido.</text:span></text:p>
      <text:p text:style-name="P7"/>
      <text:p text:style-name="P4"/>
      <text:p text:style-name="P6">ERRO: </text:p>
      <text:p text:style-name="P1"><text:span text:style-name="T6">Ao colocar o CPF a máscara dele está errado esta aparecendo com a máscara do CNPJ</text:span><text:span text:style-name="T7">(</text:span><text:span text:style-name="T6">12.3.0.98/098-94</text:span><text:span text:style-name="T7">)</text:span><text:span text:style-name="T6"> em vez de padrão do CPF.</text:span> </text:p>
      <text:p text:style-name="P4"/>
      <text:p text:style-name="P6">SITUAÇÃO DESEJADA: </text:p>
      <text:p text:style-name="P2">A máscara de exibição deve ser alterada quando o CPF for digitado, ele deve ser mostrado como forme o exemplo: 123.098.098-94</text:p>
      <text:p text:style-name="P2"/>
      <text:p text:style-name="P2"/>
      <text:p text:style-name="P12">Critério de aceitação: </text:p>
      <text:p text:style-name="P3">A máscara deve aparecer corretamente dentro do padrão de CPF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5:11:56.264000000</dc:date>
    <meta:editing-duration>PT9M54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6" meta:word-count="118" meta:character-count="700" meta:non-whitespace-character-count="590"/>
  </office:meta>
</office:document-meta>
</file>